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d96a6" officeooo:paragraph-rsid="001d96a6"/>
    </style:style>
    <style:style style:name="P2" style:family="paragraph" style:parent-style-name="Standard" style:list-style-name="L1">
      <style:text-properties officeooo:rsid="001d96a6" officeooo:paragraph-rsid="0027f26f"/>
    </style:style>
    <style:style style:name="P3" style:family="paragraph" style:parent-style-name="Standard" style:list-style-name="L1">
      <style:text-properties fo:font-weight="bold" officeooo:rsid="001d96a6" officeooo:paragraph-rsid="001d96a6" style:font-weight-asian="bold" style:font-weight-complex="bold"/>
    </style:style>
    <style:style style:name="P4" style:family="paragraph" style:parent-style-name="Standard" style:list-style-name="L1">
      <style:text-properties fo:font-weight="bold" officeooo:rsid="001d96a6" officeooo:paragraph-rsid="0027f26f" style:font-weight-asian="bold" style:font-weight-complex="bold"/>
    </style:style>
    <style:style style:name="P5" style:family="paragraph" style:parent-style-name="Standard" style:list-style-name="L1">
      <style:text-properties fo:font-weight="bold" officeooo:rsid="0027f26f" officeooo:paragraph-rsid="0027f26f" style:font-weight-asian="bold" style:font-weight-complex="bold"/>
    </style:style>
    <style:style style:name="P6" style:family="paragraph" style:parent-style-name="Standard" style:list-style-name="L1">
      <style:text-properties fo:font-weight="bold" officeooo:rsid="001f7f1a" officeooo:paragraph-rsid="001f7f1a" style:font-weight-asian="bold" style:font-weight-complex="bold"/>
    </style:style>
    <style:style style:name="P7" style:family="paragraph" style:parent-style-name="Standard" style:list-style-name="L1">
      <style:text-properties fo:font-weight="bold" officeooo:rsid="00227233" officeooo:paragraph-rsid="00227233" style:font-weight-asian="bold" style:font-weight-complex="bold"/>
    </style:style>
    <style:style style:name="P8" style:family="paragraph" style:parent-style-name="Standard" style:list-style-name="L1">
      <style:text-properties fo:font-weight="bold" officeooo:rsid="00293f03" officeooo:paragraph-rsid="00293f03" style:font-weight-asian="bold" style:font-weight-complex="bold"/>
    </style:style>
    <style:style style:name="P9" style:family="paragraph" style:parent-style-name="Standard" style:list-style-name="L1">
      <style:text-properties fo:font-weight="normal" officeooo:rsid="0027f26f" officeooo:paragraph-rsid="0027f26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d96a6" officeooo:paragraph-rsid="001d96a6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1f7f1a" officeooo:paragraph-rsid="001f7f1a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1f7f1a" officeooo:paragraph-rsid="001f7f1a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1f7f1a" officeooo:paragraph-rsid="00227233" style:font-weight-asian="normal" style:font-weight-complex="normal"/>
    </style:style>
    <style:style style:name="P14" style:family="paragraph" style:parent-style-name="Standard" style:list-style-name="L1">
      <style:text-properties fo:font-weight="normal" officeooo:rsid="00227233" officeooo:paragraph-rsid="00227233" style:font-weight-asian="normal" style:font-weight-complex="normal"/>
    </style:style>
    <style:style style:name="P15" style:family="paragraph" style:parent-style-name="Standard" style:list-style-name="L1">
      <style:text-properties fo:font-weight="normal" officeooo:rsid="00227233" officeooo:paragraph-rsid="00293f03" style:font-weight-asian="normal" style:font-weight-complex="normal"/>
    </style:style>
    <style:style style:name="P16" style:family="paragraph" style:parent-style-name="Standard" style:list-style-name="L1">
      <style:text-properties fo:font-weight="normal" officeooo:rsid="00243e81" officeooo:paragraph-rsid="00243e8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293f03" officeooo:paragraph-rsid="00293f03" style:font-weight-asian="normal" style:font-weight-complex="normal"/>
    </style:style>
    <style:style style:name="P18" style:family="paragraph" style:parent-style-name="Standard" style:list-style-name="L1">
      <style:text-properties officeooo:rsid="001f7f1a" officeooo:paragraph-rsid="00227233"/>
    </style:style>
    <style:style style:name="T1" style:family="text">
      <style:text-properties officeooo:rsid="001f7f1a"/>
    </style:style>
    <style:style style:name="T2" style:family="text">
      <style:text-properties officeooo:rsid="0020e9a3"/>
    </style:style>
    <style:style style:name="T3" style:family="text">
      <style:text-properties officeooo:rsid="002619b0"/>
    </style:style>
    <style:style style:name="T4" style:family="text">
      <style:text-properties officeooo:rsid="00293f03"/>
    </style:style>
    <style:style style:name="T5" style:family="text">
      <style:text-properties officeooo:rsid="002a0fc2"/>
    </style:style>
    <style:style style:name="T6" style:family="text">
      <style:text-properties officeooo:rsid="002b888f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6513928" text:style-name="L1">
        <text:list-item>
          <text:p text:style-name="P3">Opis projektu</text:p>
          <text:p text:style-name="P2">Nasz projekt to aplikacja okienkowa wyświetlająca aktualną oraz archiwalną pogodę dla miasta Kraków.</text:p>
          <text:p text:style-name="P4"/>
        </text:list-item>
        <text:list-item>
          <text:p text:style-name="P5">Cele</text:p>
          <text:p text:style-name="P9">Naszym celem było zapoznanie się z metodami łączenia się z serwisami webowymi poprzez http, <text:span text:style-name="T6">poznanie wybranych wzorców projektowych, zapoznanie się z nierelacyjnymi bazami danych oraz z tematem konteneryzacji poprzez Dockery.</text:span></text:p>
          <text:p text:style-name="P1"/>
        </text:list-item>
        <text:list-item>
          <text:p text:style-name="P3">Skład zespołu</text:p>
          <text:p text:style-name="P10">- Tomasz Wiewióra <text:span text:style-name="T1">(lider)</text:span></text:p>
          <text:p text:style-name="P10">- Artur Spórna</text:p>
          <text:p text:style-name="P10">- Sylwia Olender</text:p>
          <text:p text:style-name="P10"/>
        </text:list-item>
        <text:list-item>
          <text:p text:style-name="P6">Wykorzystane technologie</text:p>
        </text:list-item>
      </text:list>
      <text:list xml:id="list4196753672" text:style-name="L2">
        <text:list-item>
          <text:p text:style-name="P11">Java</text:p>
        </text:list-item>
        <text:list-item>
          <text:p text:style-name="P11">Maven</text:p>
        </text:list-item>
        <text:list-item>
          <text:p text:style-name="P11">JUn<text:span text:style-name="T4">it</text:span>4</text:p>
        </text:list-item>
        <text:list-item>
          <text:p text:style-name="P11">MongoDB</text:p>
        </text:list-item>
        <text:list-item>
          <text:p text:style-name="P11">Docker</text:p>
        </text:list-item>
        <text:list-item>
          <text:p text:style-name="P11">OkHttp</text:p>
        </text:list-item>
        <text:list-item>
          <text:p text:style-name="P11">mini<text:span text:style-name="T6">ma</text:span>l-json</text:p>
          <text:p text:style-name="P11"/>
        </text:list-item>
      </text:list>
      <text:list xml:id="list170229162609752" text:continue-list="list156513928" text:style-name="L1">
        <text:list-item>
          <text:p text:style-name="P6">Opis wykonania</text:p>
          <text:p text:style-name="P13">Projekt jest podzielona na część serwis nazwany archiwizatorem oraz na aplikację okienkową. </text:p>
          <text:p text:style-name="P13"/>
        </text:list-item>
        <text:list-item>
          <text:p text:style-name="P7">Baza danych</text:p>
          <text:p text:style-name="P16">W projekcie wykorzystaliś<text:span text:style-name="T3">my nierelacyjną bazę danych MongoDB, w której dane przechowywane są w formacie json. Działa Ona na tym samym serwerze co Archiwizator.</text:span></text:p>
          <text:p text:style-name="P12"/>
        </text:list-item>
        <text:list-item>
          <text:p text:style-name="P6">Archiwizator</text:p>
          <text:p text:style-name="P12">Jest to serwis, napisany w javie, <text:span text:style-name="T2">wykorzystujący Maven,</text:span> działający w chmurze, <text:span text:style-name="T2">który</text:span> zapisujący dane w bazie danych. <text:span text:style-name="T2">Archiwizator co pół godziny pobiera aktualną pogodę z serwisu openweathermap.org w Krakowie. Zapytania http wykonywane są biblioteką OkHttp. Odpowiedzi z serwisu w formie json są parsowane biblioteką minimal-json. Po sparsowaniu danych i wybraniu interesujących nas pól dane są zapisywane w bazie danych. Serwis jest uruchomiony w kontenerze Docker w chmurze.</text:span></text:p>
          <text:p text:style-name="P12"/>
        </text:list-item>
        <text:list-item>
          <text:p text:style-name="P7">Aplikacja Okienkowa</text:p>
          <text:p text:style-name="P15">Aplikacja okienkowa napisana w javie, wykorzystująca Maven oraz Swing do tworzenia GUI. Jest napisana w architekturze MVC. Pobiera Ona z bazy danych dane dotyczący archiwalnej oraz aktualnej pogody. Jest możliwość wyświetlenia aktualnej pogody, pogody z całego dnia oraz pogody z konkretnej godziny.</text:p>
          <text:p text:style-name="P15"/>
        </text:list-item>
        <text:list-item>
          <text:p text:style-name="P8">Podsumowanie</text:p>
          <text:p text:style-name="P17">Udało nam się stworzyć aplikację, zapoznać się z komunikacją poprzez protokół http z serwisami webowymi. Zapoznaliśmy się również ze wzorcem MVC, Singleton oraz /*DODAJ FABRYKE */. <text:span text:style-name="T5">Udało nam się również zapoznać z zagadnieniem konteneryzacji, skonfigurowaliśmy kontener Docker oraz uruchomiliśmy w nim aplkację.</text:span></text:p>
          <text:p text:style-name="P14"/>
          <text:p text:style-name="P1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5:16:13.289023503</meta:creation-date>
    <dc:date>2017-06-09T16:55:12.197703575</dc:date>
    <meta:editing-duration>PT12M52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1" meta:paragraph-count="27" meta:word-count="278" meta:character-count="1910" meta:non-whitespace-character-count="1674"/>
  </office:meta>
</office:document-meta>
</file>